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9181in" fo:margin-left="-0.0785in" table:align="left" style:writing-mode="lr-tb"/>
    </style:style>
    <style:style style:name="Table1.A" style:family="table-column">
      <style:table-column-properties style:column-width="5.9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5.909in" fo:margin-left="-0.0785in" table:align="left" style:writing-mode="lr-tb"/>
    </style:style>
    <style:style style:name="Table2.A" style:family="table-column">
      <style:table-column-properties style:column-width="5.90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5.9181in" fo:margin-left="-0.0785in" table:align="left" style:writing-mode="lr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5.9181in" fo:margin-left="-0.0785in" table:align="left" style:writing-mode="lr-tb"/>
    </style:style>
    <style:style style:name="Table4.A" style:family="table-column">
      <style:table-column-properties style:column-width="5.918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5.9181in" fo:margin-left="-0.0785in" table:align="left" style:writing-mode="lr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5.9181in" fo:margin-left="-0.0785in" table:align="left" style:writing-mode="lr-tb"/>
    </style:style>
    <style:style style:name="Table6.A" style:family="table-column">
      <style:table-column-properties style:column-width="5.91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 style:line-height-at-least="0.0693in"/>
    </style:style>
    <style:style style:name="P2" style:family="paragraph" style:parent-style-name="Standard">
      <style:paragraph-properties fo:margin-top="0in" fo:margin-bottom="0in" style:contextual-spacing="false" style:line-height-at-least="0.0693in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style:line-height-at-least="0.0693in"/>
      <style:text-properties officeooo:paragraph-rsid="001e407d"/>
    </style:style>
    <style:style style:name="P4" style:family="paragraph" style:parent-style-name="Standard">
      <style:paragraph-properties fo:margin-top="0in" fo:margin-bottom="0in" style:contextual-spacing="false" style:line-height-at-least="0.0693in"/>
      <style:text-properties officeooo:paragraph-rsid="001fe9e5"/>
    </style:style>
    <style:style style:name="P5" style:family="paragraph" style:parent-style-name="Standard">
      <style:paragraph-properties fo:margin-top="0in" fo:margin-bottom="0in" style:contextual-spacing="false" style:line-height-at-least="0.0693in"/>
      <style:text-properties officeooo:paragraph-rsid="00219811"/>
    </style:style>
    <style:style style:name="P6" style:family="paragraph" style:parent-style-name="Standard">
      <style:paragraph-properties fo:margin-top="0in" fo:margin-bottom="0in" style:contextual-spacing="false" style:line-height-at-least="0.0693in"/>
      <style:text-properties officeooo:paragraph-rsid="0022195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22195d"/>
    </style:style>
    <style:style style:name="P8" style:family="paragraph" style:parent-style-name="Standard">
      <style:paragraph-properties fo:margin-top="0in" fo:margin-bottom="0in" style:contextual-spacing="false" style:line-height-at-least="0.0693in"/>
      <style:text-properties officeooo:rsid="001fe9e5" officeooo:paragraph-rsid="001fe9e5"/>
    </style:style>
    <style:style style:name="P9" style:family="paragraph" style:parent-style-name="Standard">
      <style:paragraph-properties fo:margin-top="0in" fo:margin-bottom="0in" style:contextual-spacing="false" style:line-height-at-least="0.0693in"/>
      <style:text-properties officeooo:rsid="001e407d" officeooo:paragraph-rsid="00219811"/>
    </style:style>
    <style:style style:name="P10" style:family="paragraph" style:parent-style-name="Standard">
      <style:paragraph-properties fo:margin-top="0in" fo:margin-bottom="0in" style:contextual-spacing="false" style:line-height-at-least="0.0693in"/>
      <style:text-properties officeooo:rsid="001e407d" officeooo:paragraph-rsid="0022195d"/>
    </style:style>
    <style:style style:name="P11" style:family="paragraph" style:parent-style-name="Standard">
      <style:paragraph-properties fo:margin-top="0in" fo:margin-bottom="0in" style:contextual-spacing="false" style:line-height-at-least="0.0693in"/>
      <style:text-properties officeooo:rsid="00219811" officeooo:paragraph-rsid="00219811"/>
    </style:style>
    <style:style style:name="P12" style:family="paragraph" style:parent-style-name="Standard">
      <style:paragraph-properties fo:margin-top="0in" fo:margin-bottom="0in" style:contextual-spacing="false" style:line-height-at-least="0.0693in"/>
      <style:text-properties officeooo:rsid="00219811" officeooo:paragraph-rsid="0022195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22195d" officeooo:paragraph-rsid="0022195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officeooo:paragraph-rsid="0022195d"/>
    </style:style>
    <style:style style:name="P15" style:family="paragraph" style:parent-style-name="Text_20_body">
      <style:paragraph-properties fo:margin-top="0in" fo:margin-bottom="0in" style:contextual-spacing="false" style:line-height-at-least="0.0693in"/>
    </style:style>
    <style:style style:name="P16" style:family="paragraph" style:parent-style-name="Text_20_body">
      <style:paragraph-properties fo:margin-top="0in" fo:margin-bottom="0in" style:contextual-spacing="false" style:line-height-at-least="0.0693in"/>
      <style:text-properties fo:color="#000000" officeooo:paragraph-rsid="0022195d"/>
    </style:style>
    <style:style style:name="P17" style:family="paragraph" style:parent-style-name="Standard">
      <style:paragraph-properties fo:margin-top="0in" fo:margin-bottom="0in" style:contextual-spacing="false" style:line-height-at-least="0.0693in"/>
      <style:text-properties officeooo:rsid="001e407d" officeooo:paragraph-rsid="001e407d"/>
    </style:style>
    <style:style style:name="P18" style:family="paragraph" style:parent-style-name="Standard">
      <style:paragraph-properties fo:margin-top="0in" fo:margin-bottom="0in" style:contextual-spacing="false" style:line-height-at-least="0.0693in"/>
      <style:text-properties officeooo:rsid="001e407d" officeooo:paragraph-rsid="00219811"/>
    </style:style>
    <style:style style:name="P19" style:family="paragraph" style:parent-style-name="Standard">
      <style:paragraph-properties fo:margin-top="0in" fo:margin-bottom="0in" style:contextual-spacing="false" style:line-height-at-least="0.0693in"/>
      <style:text-properties officeooo:rsid="001e407d" officeooo:paragraph-rsid="0022195d"/>
    </style:style>
    <style:style style:name="P20" style:family="paragraph" style:parent-style-name="Standard">
      <style:paragraph-properties fo:margin-top="0in" fo:margin-bottom="0in" style:contextual-spacing="false" style:line-height-at-least="0.0693in"/>
      <style:text-properties officeooo:rsid="001fe9e5" officeooo:paragraph-rsid="00219811"/>
    </style:style>
    <style:style style:name="P21" style:family="paragraph" style:parent-style-name="Standard">
      <style:paragraph-properties fo:margin-top="0in" fo:margin-bottom="0in" style:contextual-spacing="false" style:line-height-at-least="0.0693in"/>
      <style:text-properties officeooo:rsid="001fe9e5" officeooo:paragraph-rsid="0022195d"/>
    </style:style>
    <style:style style:name="P22" style:family="paragraph" style:parent-style-name="Standard">
      <style:paragraph-properties fo:margin-top="0in" fo:margin-bottom="0in" style:contextual-spacing="false" style:line-height-at-least="0.0693in"/>
      <style:text-properties officeooo:rsid="00219811" officeooo:paragraph-rsid="0022195d"/>
    </style:style>
    <style:style style:name="P23" style:family="paragraph" style:parent-style-name="Standard">
      <style:paragraph-properties fo:margin-top="0in" fo:margin-bottom="0in" style:contextual-spacing="false" style:line-height-at-least="0.0693in"/>
      <style:text-properties officeooo:rsid="0024697b"/>
    </style:style>
    <style:style style:name="P24" style:family="paragraph" style:parent-style-name="Standard">
      <style:paragraph-properties fo:margin-top="0in" fo:margin-bottom="0in" style:contextual-spacing="false" style:line-height-at-least="0.0693in"/>
    </style:style>
    <style:style style:name="P25" style:family="paragraph" style:parent-style-name="Standard">
      <style:paragraph-properties fo:margin-top="0in" fo:margin-bottom="0in" style:contextual-spacing="false" style:line-height-at-least="0.0693in"/>
      <style:text-properties officeooo:paragraph-rsid="0028d901"/>
    </style:style>
    <style:style style:name="P26" style:family="paragraph" style:parent-style-name="Standard">
      <style:paragraph-properties fo:margin-top="0in" fo:margin-bottom="0in" style:contextual-spacing="false" style:line-height-at-least="0.0693in"/>
      <style:text-properties officeooo:paragraph-rsid="001fe9e5"/>
    </style:style>
    <style:style style:name="P27" style:family="paragraph" style:parent-style-name="Standard">
      <style:paragraph-properties fo:margin-top="0in" fo:margin-bottom="0in" style:contextual-spacing="false" style:line-height-at-least="0.0693in"/>
      <style:text-properties officeooo:paragraph-rsid="0029e40f"/>
    </style:style>
    <style:style style:name="P28" style:family="paragraph" style:parent-style-name="Heading_20_2" style:list-style-name="WWNum2">
      <style:paragraph-properties fo:margin-top="0in" fo:margin-bottom="0in" style:contextual-spacing="false" style:line-height-at-least="0.0693in"/>
      <style:text-properties fo:color="#000000"/>
    </style:style>
    <style:style style:name="P29" style:family="paragraph" style:parent-style-name="Heading_20_2" style:list-style-name="WWNum2">
      <style:paragraph-properties fo:margin-top="0in" fo:margin-bottom="0in" style:contextual-spacing="false" style:line-height-at-least="0.0693in"/>
      <style:text-properties fo:color="#000000" officeooo:paragraph-rsid="001e407d"/>
    </style:style>
    <style:style style:name="P30" style:family="paragraph" style:parent-style-name="Heading_20_2" style:list-style-name="WWNum2">
      <style:paragraph-properties fo:margin-top="0in" fo:margin-bottom="0in" style:contextual-spacing="false" style:line-height-at-least="0.0693in"/>
      <style:text-properties fo:color="#000000" officeooo:paragraph-rsid="001fe9e5"/>
    </style:style>
    <style:style style:name="P31" style:family="paragraph" style:parent-style-name="Heading_20_2" style:list-style-name="WWNum2">
      <style:paragraph-properties fo:margin-top="0in" fo:margin-bottom="0in" style:contextual-spacing="false" style:line-height-at-least="0.0693in"/>
      <style:text-properties fo:color="#000000" officeooo:paragraph-rsid="0022195d"/>
    </style:style>
    <style:style style:name="P32" style:family="paragraph" style:parent-style-name="Heading_20_2">
      <style:paragraph-properties fo:margin-top="0in" fo:margin-bottom="0in" style:contextual-spacing="false" style:line-height-at-least="0.0693in"/>
      <style:text-properties fo:color="#000000" officeooo:paragraph-rsid="0022195d"/>
    </style:style>
    <style:style style:name="P33" style:family="paragraph" style:parent-style-name="Heading_20_2" style:list-style-name="WWNum1">
      <style:paragraph-properties fo:margin-top="0in" fo:margin-bottom="0in" style:contextual-spacing="false" fo:line-height="100%"/>
      <style:text-properties fo:color="#000000" officeooo:paragraph-rsid="0022195d"/>
    </style:style>
    <style:style style:name="P34" style:family="paragraph" style:parent-style-name="Heading_20_2" style:list-style-name="WWNum1">
      <style:paragraph-properties fo:margin-top="0in" fo:margin-bottom="0in" style:contextual-spacing="false" style:line-height-at-least="0.0693in"/>
    </style:style>
    <style:style style:name="P35" style:family="paragraph" style:parent-style-name="Title" style:master-page-name="Standard">
      <style:paragraph-properties fo:text-align="center" style:justify-single-word="false" style:page-number="auto"/>
      <style:text-properties fo:color="#000000" fo:font-size="20pt" style:font-size-asian="20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officeooo:rsid="001e407d"/>
    </style:style>
    <style:style style:name="T5" style:family="text">
      <style:text-properties officeooo:rsid="001fe9e5"/>
    </style:style>
    <style:style style:name="T6" style:family="text">
      <style:text-properties officeooo:rsid="00219811"/>
    </style:style>
    <style:style style:name="T7" style:family="text">
      <style:text-properties officeooo:rsid="0022195d"/>
    </style:style>
    <style:style style:name="T8" style:family="text">
      <style:text-properties officeooo:rsid="0022d255"/>
    </style:style>
    <style:style style:name="T9" style:family="text">
      <style:text-properties officeooo:rsid="0024697b"/>
    </style:style>
    <style:style style:name="T10" style:family="text">
      <style:text-properties officeooo:rsid="0027b589"/>
    </style:style>
    <style:style style:name="T11" style:family="text">
      <style:text-properties officeooo:rsid="0028d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Κωδικός Εργασίας (<text:span text:style-name="T8">1</text:span>.<text:span text:style-name="T8">1</text:span>) </text:p>
      <text:p text:style-name="P2"><text:span text:style-name="T1">Ομάδα</text:span> [2]</text:p>
      <text:p text:style-name="P2"><text:span text:style-name="T1">Μέλος </text:span><text:span text:style-name="T3">A</text:span>: [<text:span text:style-name="T2">Κωνσταντίνος Θεοδοσίου, 1619, konstheo@uth.gr</text:span>]</text:p>
      <text:p text:style-name="P2"><text:span text:style-name="T1">Μέλος </text:span><text:span text:style-name="T3">B</text:span>: [<text:span text:style-name="T2">Κατερίνα Καράκουλα, 1604, karakoul@uth.gr</text:span>]</text:p>
      <text:p text:style-name="P1"/>
      <text:list xml:id="list1517545954628977143" text:style-name="WWNum2">
        <text:list-item>
          <text:h text:style-name="P28" text:outline-level="2">Περιγραφή σημείων συγχρονισμού με ψευτοκώδικα</text:h>
        </text:list-item>
      </text:list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(α) Για το σημειο συγχρονισμου της main με τα threads , εκτελουμε ενεργη αναμονη για να περιμενουμε να τερματισουν πριν τη main. Χρησιμοποιουμε την end_flag3.</text:p>
          </table:table-cell>
        </table:table-row>
        <table:table-row table:style-name="Table1.1">
          <table:table-cell table:style-name="Table1.A1" office:value-type="string">
            <text:p text:style-name="P1">(β)για τη main :while(end_flag3 !=1){}</text:p>
            <text:p text:style-name="P1"><text:s text:c="4"/>για την p3 : if( τελος p2 και τελος διαβασματος απ την p3) { <text:s text:c="10"/></text:p>
            <text:p text:style-name="P1"><text:tab/><text:tab/><text:tab/><text:tab/>end_flag3 = 1;</text:p>
            <text:p text:style-name="P1"><text:tab/><text:tab/><text:tab/>}</text:p>
          </table:table-cell>
        </table:table-row>
        <table:table-row table:style-name="Table1.1">
          <table:table-cell table:style-name="Table1.A1" office:value-type="string">
            <text:p text:style-name="P1">(γ) Σε περιπτωση ασυγχρονης δηλωσης του τελους του προηγουμενου thread, θα γινει μια παραπανω επαναληψη στ<text:span text:style-name="T9">ην ενεργη αναμονη της main</text:span>, χωρις ομως να υπαρχει αλλοιωση αποτελεσματος.</text:p>
          </table:table-cell>
        </table:table-row>
      </table:table>
      <text:list xml:id="list7891993653636674776" text:style-name="WWNum1">
        <text:list-item>
          <text:list>
            <text:list-item>
              <text:h text:style-name="P34" text:outline-level="2"/>
            </text:list-item>
          </text:list>
        </text:list-item>
      </text:list>
      <text:p text:style-name="P15"/>
      <text:list xml:id="list202548948268942" text:continue-list="list1517545954628977143" text:style-name="WWNum2">
        <text:list-item>
          <text:h text:style-name="P28" text:outline-level="2">Περιγραφή σημείων συγχρονισμού με ψευτοκώδικα</text:h>
        </text:list-item>
      </text:list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(α)<text:span text:style-name="T4"> Για το σημειο συγχρονισμου, γραψιματος και διαβασματος στην πρωτη αποθηκη, των p1_main και p2_main.</text:span></text:p>
            <text:p text:style-name="P17">Εκτελουμε ενεργη αναμονη στη p1_main ωστε το γραψιμο (in1) της αποθηκης1 να μην προσπερασει τη θεση διαβασματος(out1). Επισης, οταν τελειωσει <text:s/>η p1_main στελνει σημα μεσω της end_flag1.<text:line-break/>Χρησιμοποιουμε <text:s/>για την 1η αποθηκη τις in1 και out1 και το end_flag1 για την δηλωση τελους της p1_main.</text:p>
          </table:table-cell>
        </table:table-row>
        <table:table-row table:style-name="Table2.1">
          <table:table-cell table:style-name="Table2.A1" office:value-type="string">
            <text:p text:style-name="P4">(β)<text:span text:style-name="T5">για το συγχρονισμο p1_main – p2_main:</text:span> <text:span text:style-name="T5">while(αποφυγη προσπερασματος της out1 απο την in1){}</text:span></text:p>
            <text:p text:style-name="P8">για τη σημανση τελους της p1_main : if(εχει τελειωσει επεξεργασια) {</text:p>
            <text:p text:style-name="P8"><text:s text:c="72"/>end_flag = 1;</text:p>
            <text:p text:style-name="P8"><text:s text:c="68"/>}</text:p>
          </table:table-cell>
        </table:table-row>
        <table:table-row table:style-name="Table2.1">
          <table:table-cell table:style-name="Table2.A1" office:value-type="string">
            <text:p text:style-name="P4">(γ) <text:span text:style-name="T9">Το προβλημα του συγκεκριμενου <text:s/>κομματιου συγχρονισμου ειναι οτι η ενεργη αναμονη της p1_main μπορει να κανει μια παραπανω επαναληψη χωρις αλλειωση αποτελεσμαςτος, λογο της ασυγχρονης αυξησης του out1 απο την p2_main.</text:span></text:p>
          </table:table-cell>
        </table:table-row>
      </table:table>
      <text:p text:style-name="P1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2548611830392" text:continue-numbering="true" text:style-name="WWNum2">
        <text:list-item>
          <text:h text:style-name="P29" text:outline-level="2"><text:soft-page-break/>Περιγραφή σημείων συγχρονισμού με ψευτοκώδικα</text:h>
        </text:list-item>
      </text:list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(α) <text:span text:style-name="T4">Για το σημειο συγχρονισμου, γραψιματος και διαβασματος στην πρωτη αποθηκη, των p1_main και p2_main.</text:span></text:p>
            <text:p text:style-name="P9"><text:s text:c="5"/>Εκτελουμε ενεργη αναμονη στην p2_main ωστε να περιμενει μεχρι να μπορει να διαβασει απο την αποθηκη1, δηλαδη το διαβασμα (out1) της αποθηκης1 να μην προσπερασει τη θεση γραψιματος(in1).Επισης, ελεγχουμε αν εχει τελειωσει η p1_main, <text:s/>και οταν τελειωσει <text:s/>η p2_main στελνει σημα μεσω της end_flag2.</text:p>
            <text:p text:style-name="P9"/>
            <text:p text:style-name="P9">Χρησιμοποιουμε <text:s/>για την 1η αποθηκη τις in1 και out1 και το end_flag2 για την δηλωση τελους της p2_main, και το end_flag1 για αναγνωριση τελους της p1_main.</text:p>
          </table:table-cell>
        </table:table-row>
        <table:table-row table:style-name="Table3.1">
          <table:table-cell table:style-name="Table3.A1" office:value-type="string">
            <text:p text:style-name="P5">(β) <text:span text:style-name="T6">για τη σημανση τελους της p2_main : if(αν εχει τελειωσει η p2_main){ <text:s text:c="17"/></text:span></text:p>
            <text:p text:style-name="P11"><text:tab/><text:tab/><text:tab/>end_flag2 = 1;</text:p>
            <text:p text:style-name="P11"><text:tab/><text:tab/>}</text:p>
            <text:p text:style-name="P20">για το συγχρονισμο p1_main – p2_main: while(δεν εχει τελειωσει η p1_main και το out <text:s/>εχει προλαβει το in) {} </text:p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3">(γ) <text:span text:style-name="T10">Το προβλημα του συγκεκριμενου κομματιου του συγχρονισμου ειναι οτι <text:s text:c="2"/>υπαρχει μια περιπτωση οπου το in1=out1 και η p1_main εχει τελειωσει, αλλα το end_flag1 <text:s/>γινεται 1 επειται απο τους ελεγχους του συγχρονισμου της p2_main με τα αλλα threads</text:span></text:p>
          </table:table-cell>
        </table:table-row>
      </table:table>
      <text:p text:style-name="P3"/>
      <text:p text:style-name="P3"/>
      <text:list xml:id="list202548830363242" text:continue-numbering="true" text:style-name="WWNum2">
        <text:list-item>
          <text:h text:style-name="P30" text:outline-level="2">Περιγραφή σημείων συγχρονισμού με ψευτοκώδικα</text:h>
        </text:list-item>
      </text:list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(α) <text:span text:style-name="T4">Εκτελουμε ενεργη αναμονη στη p2_main ωστε το γραψιμο (in2) της αποθηκης2 να μην προσπερασει τη θεση διαβασματος(out2). </text:span></text:p>
            <text:p text:style-name="P10">Χρησιμοποιουμε <text:s/>για την 2η αποθηκη τις in2 και out2. </text:p>
          </table:table-cell>
        </table:table-row>
        <table:table-row table:style-name="Table4.1">
          <table:table-cell table:style-name="Table4.A1" office:value-type="string">
            <text:p text:style-name="P6">(β) <text:span text:style-name="T5">για το συγχρονισμο p2_main – p3_main: while(αποφυγη προσπερασματος της out2 απο την in2){}</text:span></text:p>
          </table:table-cell>
        </table:table-row>
        <table:table-row table:style-name="Table4.1">
          <table:table-cell table:style-name="Table4.A1" office:value-type="string">
            <text:p text:style-name="P25">(γ) <text:span text:style-name="T9">Το προβλημα του συγκεκριμενου <text:s/>κομματιου συγχρονισμου ειναι οτι η ενεργη αναμονη της p2_main μπορει να κανει μια παραπανω επαναληψη χωρις αλλειωση αποτελεσμαςτος, λογο της ασυγχρονης αυξησης του out2 απο την p3_main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2549386254951" text:continue-numbering="true" text:style-name="WWNum2">
        <text:list-item>
          <text:h text:style-name="P31" text:outline-level="2"><text:soft-page-break/>Περιγραφή σημείων συγχρονισμού με ψευτοκώδικα</text:h>
        </text:list-item>
      </text:list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(α) <text:span text:style-name="T4">Για το σημειο συγχρονισμου, γραψιματος και διαβασματος στην δευτερη αποθηκη, των p2_main και p3_main.</text:span></text:p>
            <text:p text:style-name="P10"><text:s text:c="5"/>Εκτελουμε ενεργη αναμονη στην p3_main ωστε να περιμενει μεχρι να μπορει να διαβασει απο την αποθηκη2, δηλαδη το διαβασμα (out2) της αποθηκης2 να μην προσπερασει τη θεση γραψιματος(in2).Επισης, ελεγχουμε αν εχει τελειωσει η p2_main, <text:s/>και οταν τελειωσει <text:s/>η p3_main στελνει σημα μεσω της end_flag3.</text:p>
            <text:p text:style-name="P10"/>
            <text:p text:style-name="P10">Χρησιμοποιουμε <text:s/>για την 2η αποθηκη τις in2 και out2 και το end_flag3 για την δηλωση τελους της p3_main, και το end_flag2 για αναγνωριση τελους της p2_main.</text:p>
          </table:table-cell>
        </table:table-row>
        <table:table-row table:style-name="Table5.1">
          <table:table-cell table:style-name="Table5.A1" office:value-type="string">
            <text:p text:style-name="P6">(β)<text:span text:style-name="T6">για τη σημανση τελους της p3_main : if(αν εχει τελειωσει η p3_main){ <text:s text:c="17"/></text:span></text:p>
            <text:p text:style-name="P12"><text:tab/><text:tab/><text:tab/>end_flag3 = 1;</text:p>
            <text:p text:style-name="P12"><text:tab/><text:tab/>}</text:p>
            <text:p text:style-name="P21">για το συγχρονισμο p2_main – p3_main: while(δεν εχει τελειωσει η p2_main και το out <text:s/>εχει προλαβει το in) {}</text:p>
          </table:table-cell>
        </table:table-row>
        <table:table-row table:style-name="Table5.1">
          <table:table-cell table:style-name="Table5.A1" office:value-type="string">
            <text:p text:style-name="P27">(γ) <text:span text:style-name="T10">Το προβλημα του συγκεκριμενου κομματιου του συγχρονισμου ειναι οτι <text:s text:c="2"/>υπαρχει μια περιπτωση οπου το in2=out2 και η p2_main εχει τελειωσει, αλλα το end_flag2 <text:s/>γινεται 1 επειται απο τους ελεγχους του συγχρονισμου της p3_main με το προηγουμενο thread</text:span></text:p>
          </table:table-cell>
        </table:table-row>
      </table:table>
      <text:p text:style-name="P6"/>
      <text:h text:style-name="P32" text:outline-level="2"/>
      <text:p text:style-name="P16"/>
      <text:p text:style-name="P16"/>
      <text:p text:style-name="P16"/>
      <text:list xml:id="list202549889257347" text:continue-list="list7891993653636674776" text:style-name="WWNum1">
        <text:list-item>
          <text:h text:style-name="P33" text:outline-level="2">Σχολιασμός φαινομένων / αποτελεσμάτων</text:h>
        </text:list-item>
      </text:list>
      <text:p text:style-name="P7"/>
      <text:p text:style-name="P7">[Για κάθε αντίστοιχο ζητούμενο – αν το ζητά<text:bookmark text:name="_GoBack"/>ει η εκφώνηση]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(α) <text:span text:style-name="T7">Για χωρητικοτητα 10 : <text:s/>η μεση ταχυτητα επεξεργασιας ειναι 7416 clock ticks</text:span></text:p>
            <text:p text:style-name="P13"><text:s text:c="6"/>Για χωρητικοτητα 100 : η μεση ταχυτητα επεξεργασιας ειναι 6033 clock ticks</text:p>
            <text:p text:style-name="P13"><text:s text:c="6"/>Για χωρητικοτητα 1000 : <text:s/>η μεση ταχυτητα επεξεργασιας ειναι 4863 clock ticks</text:p>
          </table:table-cell>
        </table:table-row>
        <table:table-row table:style-name="Table6.1">
          <table:table-cell table:style-name="Table6.A1" office:value-type="string">
            <text:p text:style-name="P7">(β)<text:span text:style-name="T7"> Οσο πιο μικρο ειναι το μεγεθος του buffer <text:s/>τοσο πιο συχνα μπαινει σε ενεργη αναμονη καποιο thread. Ο λογος <text:s/>που γινεται αυτο ειναι γιατι <text:s/>τα ακρα γραψιματος και διαβασματος επιχειρουν περισσοτερες φορες να αλληλοπροσπεραστουν. Γι αυτο και χρειαζεται περισσοτερο χρονο επεξεργασιας ενας buffer με μικρο μεγεθος.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writing-mode="lr-tb">
        <style:tab-stops/>
      </style:paragraph-properties>
      <style:text-properties fo:color="#00000a" style:font-name="Calibri" fo:font-family="Calibri" style:font-family-generic="roman" style:font-pitch="variable" fo:font-size="11pt" fo:language="el" fo:country="GR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style:contextual-spacing="true" style:line-height-at-least="0.0693in" fo:text-align="center" style:justify-single-word="false"/>
      <style:text-properties fo:color="#17365d" style:font-name="Cambria" fo:font-family="Cambria" style:font-family-generic="roman" style:font-pitch="variable" fo:font-size="26pt" fo:letter-spacing="0.0035in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style:line-height-at-least="0.0693in" fo:orphans="2" fo:widows="2" fo:hyphenation-ladder-count="no-limit" style:writing-mode="lr-tb">
        <style:tab-stops/>
      </style:paragraph-properties>
      <style:text-properties fo:color="#00000a" style:font-name="Calibri" fo:font-family="Calibri" style:font-family-generic="roman" style:font-pitch="variable" fo:font-size="11pt" fo:language="el" fo:country="GR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font-size-asian="26pt" style:font-size-complex="26pt"/>
    </style:style>
    <style:style style:name="Επικεφαλίδα_20_1_20_Char" style:display-name="Επικεφαλίδα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0:58:00</meta:creation-date>
    <meta:initial-creator>emkouts</meta:initial-creator>
    <dc:date>2014-10-16T20:25:48.135623875</dc:date>
    <meta:editing-cycles>13</meta:editing-cycles>
    <meta:editing-duration>PT19M4S</meta:editing-duration>
    <meta:generator>LibreOffice/4.2.6.3$Linux_X86_64 LibreOffice_project/420m0$Build-3</meta:generator>
    <meta:document-statistic meta:table-count="6" meta:image-count="0" meta:object-count="0" meta:page-count="3" meta:paragraph-count="48" meta:word-count="724" meta:character-count="4960" meta:non-whitespace-character-count="4026"/>
    <meta:template xlink:type="simple" xlink:actuate="onRequest" xlink:title="Normal" xlink:href=""/>
  </office:meta>
</office:document-meta>
</file>